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aaa18" officeooo:paragraph-rsid="001aaa1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aaa18" officeooo:paragraph-rsid="001aaa1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aaa18" officeooo:paragraph-rsid="001c6a8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aaa18" officeooo:paragraph-rsid="001aaa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c2ae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ab597" style:font-weight-asian="normal" style:font-weight-complex="normal"/>
    </style:style>
    <style:style style:name="T5" style:family="text">
      <style:text-properties style:font-name="ARIAL" fo:font-weight="normal" officeooo:rsid="001bcca6" style:font-weight-asian="normal" style:font-weight-complex="normal"/>
    </style:style>
    <style:style style:name="T6" style:family="text">
      <style:text-properties style:font-name="ARIAL" fo:font-weight="normal" officeooo:rsid="001bcde2" style:font-weight-asian="normal" style:font-weight-complex="normal"/>
    </style:style>
    <style:style style:name="T7" style:family="text">
      <style:text-properties style:font-name="ARIAL" fo:font-weight="normal" officeooo:rsid="001c6a80" style:font-weight-asian="normal" style:font-weight-complex="normal"/>
    </style:style>
    <style:style style:name="T8" style:family="text">
      <style:text-properties style:font-name="ARIAL" fo:font-weight="normal" officeooo:rsid="001dc2ae" style:font-weight-asian="normal" style:font-weight-complex="normal"/>
    </style:style>
    <style:style style:name="T9" style:family="text">
      <style:text-properties style:font-name="ARIAL" fo:font-weight="normal" officeooo:rsid="001ece74" style:font-weight-asian="normal" style:font-weight-complex="normal"/>
    </style:style>
    <style:style style:name="T10" style:family="text">
      <style:text-properties style:font-name="ARIAL" fo:font-weight="normal" officeooo:rsid="00204bfe" style:font-weight-asian="normal" style:font-weight-complex="normal"/>
    </style:style>
    <style:style style:name="T11" style:family="text">
      <style:text-properties style:font-name="ARIAL" fo:font-weight="normal" officeooo:rsid="00234fe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CC</text:p>
      <text:p text:style-name="P2"><text:span text:style-name="T1">Small Device C Compiler one can find useful for some 1byte devices </text:span><text:span text:style-name="T2">( stm8</text:span><text:span text:style-name="T1">S/AF/L/AL/</text:span><text:span text:style-name="T2">T</text:span><text:span text:style-name="T1"> microcontrollers </text:span><text:span text:style-name="T2">)</text:span><text:span text:style-name="T1">. </text:span></text:p>
      <text:p text:style-name="P4">1) install packages:</text:p>
      <text:p text:style-name="P4"><text:tab/>#sudo aptitude install subversion rxvt flex bison automake ccache libboost-dev </text:p>
      <text:p text:style-name="P2"><text:span text:style-name="T1">2) get latest repo:<text:line-break/><text:tab/></text:span><text:span text:style-name="Source_20_Text"><text:span text:style-name="T3">#svn checkout svn://svn.code.sf.net/p/sdcc/code/trunk/sdcc sdcc &amp;&amp; cd sdcc</text:span></text:span></text:p>
      <text:p text:style-name="P2"><text:span text:style-name="Source_20_Text"><text:span text:style-name="T3">3) install SDCC ( </text:span></text:span><text:span text:style-name="Source_20_Text"><text:span text:style-name="T8">v.</text:span></text:span><text:span text:style-name="Source_20_Text"><text:span text:style-name="T3">3.7 un</text:span></text:span><text:span text:style-name="Source_20_Text"><text:span text:style-name="T11">able to configure</text:span></text:span><text:span text:style-name="Source_20_Text"><text:span text:style-name="T3"> pic uarch </text:span></text:span><text:span text:style-name="Source_20_Text"><text:span text:style-name="T5">as for 09.2018y. </text:span></text:span><text:span text:style-name="Source_20_Text"><text:span text:style-name="T3">):<text:line-break/><text:tab/>#./configure --disable-pic1</text:span></text:span><text:span text:style-name="Source_20_Text"><text:span text:style-name="T5">4</text:span></text:span><text:span text:style-name="Source_20_Text"><text:span text:style-name="T4">-</text:span></text:span><text:span text:style-name="Source_20_Text"><text:span text:style-name="T3">port --disable-pic</text:span></text:span><text:span text:style-name="Source_20_Text"><text:span text:style-name="T5">16</text:span></text:span><text:span text:style-name="Source_20_Text"><text:span text:style-name="T3">-port</text:span></text:span></text:p>
      <text:p text:style-name="P2"><text:span text:style-name="Source_20_Text"><text:span text:style-name="T3"><text:tab/>#sudo make -</text:span></text:span><text:span text:style-name="Source_20_Text"><text:span text:style-name="T6">j`nproc`</text:span></text:span><text:span text:style-name="Source_20_Text"><text:span text:style-name="T3"> &amp;&amp; sudo make install</text:span></text:span></text:p>
      <text:p text:style-name="P2"><text:span text:style-name="Source_20_Text"><text:span text:style-name="T3">4) generate some </text:span></text:span><text:span text:style-name="Source_20_Text"><text:span text:style-name="T9">test</text:span></text:span><text:span text:style-name="Source_20_Text"><text:span text:style-name="T3"> example and compile it:</text:span></text:span></text:p>
      <text:p text:style-name="P2"><text:span text:style-name="Source_20_Text"><text:span text:style-name="T3"><text:tab/>#vim main.c</text:span></text:span></text:p>
      <text:p text:style-name="P2"><text:span text:style-name="Source_20_Text"><text:span text:style-name="T3"><text:tab/><text:tab/></text:span></text:span><text:span text:style-name="Source_20_Text"><text:span text:style-name="T10">void</text:span></text:span><text:span text:style-name="Source_20_Text"><text:span text:style-name="T3"> main( void )</text:span></text:span></text:p>
      <text:p text:style-name="P2"><text:span text:style-name="Source_20_Text"><text:span text:style-name="T3"><text:tab/><text:tab/>{<text:tab/>while( 1 );</text:span></text:span></text:p>
      <text:p text:style-name="P2"><text:span text:style-name="Source_20_Text"><text:span text:style-name="T3"><text:tab/><text:tab/>}</text:span></text:span></text:p>
      <text:p text:style-name="P3"><text:span text:style-name="Source_20_Text"><text:span text:style-name="T3"><text:tab/>#sdcc -mstm8 -</text:span></text:span><text:span text:style-name="Source_20_Text"><text:span text:style-name="T7">pipe --disable-warning 244</text:span></text:span><text:span text:style-name="Source_20_Text"><text:span text:style-name="T3"> --std-c11 main.c</text:span></text:span></text:p>
      <text:p text:style-name="P3"><text:span text:style-name="Source_20_Text"><text:span text:style-name="T3"><text:tab/></text:span></text:span><text:span text:style-name="Source_20_Text"><text:span text:style-name="T7">#</text:span></text:span><text:span text:style-name="Source_20_Text"><text:span text:style-name="T3">packihx main.ihx &gt; main.he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2:08:38.157957812</meta:creation-date>
    <dc:date>2019-04-04T15:50:50.818874070</dc:date>
    <meta:editing-duration>PT38M4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99" meta:character-count="656" meta:non-whitespace-character-count="560"/>
  </office:meta>
</office:document-meta>
</file>